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3fb4" officeooo:paragraph-rsid="001c3fb4"/>
    </style:style>
    <style:style style:name="P2" style:family="paragraph" style:parent-style-name="Standard">
      <style:text-properties officeooo:rsid="001c7abd" officeooo:paragraph-rsid="001c7abd"/>
    </style:style>
    <style:style style:name="P3" style:family="paragraph" style:parent-style-name="Table_20_Contents">
      <style:text-properties officeooo:rsid="0022c1a4" officeooo:paragraph-rsid="0022c1a4"/>
    </style:style>
    <style:style style:name="P4" style:family="paragraph" style:parent-style-name="Standard" style:list-style-name="L1">
      <style:text-properties officeooo:rsid="001e184d" officeooo:paragraph-rsid="001e184d"/>
    </style:style>
    <style:style style:name="P5" style:family="paragraph" style:parent-style-name="Standard">
      <style:text-properties officeooo:rsid="001e184d" officeooo:paragraph-rsid="001e184d"/>
    </style:style>
    <style:style style:name="P6" style:family="paragraph" style:parent-style-name="Standard" style:list-style-name="L1">
      <style:text-properties officeooo:rsid="002457eb" officeooo:paragraph-rsid="002457eb"/>
    </style:style>
    <style:style style:name="P7" style:family="paragraph" style:parent-style-name="Standard">
      <style:text-properties officeooo:rsid="001c3fb4" officeooo:paragraph-rsid="001c3fb4"/>
    </style:style>
    <style:style style:name="P8" style:family="paragraph" style:parent-style-name="Standard">
      <style:text-properties officeooo:rsid="00291064" officeooo:paragraph-rsid="00291064"/>
    </style:style>
    <style:style style:name="P9" style:family="paragraph" style:parent-style-name="Standard" style:list-style-name="L1">
      <style:text-properties officeooo:rsid="002bf6e9" officeooo:paragraph-rsid="002bf6e9"/>
    </style:style>
    <style:style style:name="P10" style:family="paragraph" style:parent-style-name="Standard">
      <style:text-properties officeooo:rsid="002bf6e9" officeooo:paragraph-rsid="002bf6e9"/>
    </style:style>
    <style:style style:name="P11" style:family="paragraph" style:parent-style-name="Standard">
      <style:text-properties officeooo:rsid="0030ee52" officeooo:paragraph-rsid="0030ee52"/>
    </style:style>
    <style:style style:name="P12" style:family="paragraph" style:parent-style-name="Standard" style:list-style-name="L2">
      <style:text-properties officeooo:rsid="00311823" officeooo:paragraph-rsid="00311823"/>
    </style:style>
    <style:style style:name="P13" style:family="paragraph" style:parent-style-name="Standard" style:list-style-name="L2">
      <style:text-properties officeooo:rsid="003124f3" officeooo:paragraph-rsid="003124f3"/>
    </style:style>
    <style:style style:name="P14" style:family="paragraph" style:parent-style-name="Standard" style:list-style-name="L2">
      <style:text-properties officeooo:rsid="00328d87" officeooo:paragraph-rsid="00361588"/>
    </style:style>
    <style:style style:name="P15" style:family="paragraph" style:parent-style-name="Standard" style:list-style-name="L2">
      <style:text-properties officeooo:rsid="00344263" officeooo:paragraph-rsid="00344263"/>
    </style:style>
    <style:style style:name="P16" style:family="paragraph" style:parent-style-name="Standard">
      <style:text-properties officeooo:rsid="00344263" officeooo:paragraph-rsid="00344263"/>
    </style:style>
    <style:style style:name="P17" style:family="paragraph" style:parent-style-name="Standard">
      <style:text-properties officeooo:rsid="003598ef" officeooo:paragraph-rsid="003598ef"/>
    </style:style>
    <style:style style:name="P18" style:family="paragraph" style:parent-style-name="Standard" style:list-style-name="L3">
      <style:text-properties officeooo:rsid="003598ef" officeooo:paragraph-rsid="003598ef"/>
    </style:style>
    <style:style style:name="P19" style:family="paragraph" style:parent-style-name="Standard" style:list-style-name="L3">
      <style:text-properties officeooo:rsid="00373fd1" officeooo:paragraph-rsid="00373fd1"/>
    </style:style>
    <style:style style:name="P20" style:family="paragraph" style:parent-style-name="Standard">
      <style:text-properties officeooo:rsid="00373fd1" officeooo:paragraph-rsid="00373fd1"/>
    </style:style>
    <style:style style:name="P21" style:family="paragraph" style:parent-style-name="Standard" style:list-style-name="L2">
      <style:text-properties officeooo:rsid="003ab766" officeooo:paragraph-rsid="003c42cf"/>
    </style:style>
    <style:style style:name="P22" style:family="paragraph" style:parent-style-name="Standard" style:list-style-name="L2">
      <style:text-properties officeooo:rsid="003de78b" officeooo:paragraph-rsid="003de78b"/>
    </style:style>
    <style:style style:name="P23" style:family="paragraph" style:parent-style-name="Standard" style:list-style-name="L2">
      <style:text-properties officeooo:rsid="003f727f" officeooo:paragraph-rsid="0041dd0d"/>
    </style:style>
    <style:style style:name="P24" style:family="paragraph" style:parent-style-name="Standard">
      <style:text-properties officeooo:rsid="004278a1" officeooo:paragraph-rsid="004278a1"/>
    </style:style>
    <style:style style:name="P25" style:family="paragraph" style:parent-style-name="Standard" style:list-style-name="L4">
      <style:text-properties officeooo:rsid="004459e6" officeooo:paragraph-rsid="004459e6"/>
    </style:style>
    <style:style style:name="P26" style:family="paragraph" style:parent-style-name="Standard" style:list-style-name="L4">
      <style:text-properties officeooo:rsid="004620b4" officeooo:paragraph-rsid="004620b4"/>
    </style:style>
    <style:style style:name="P27" style:family="paragraph" style:parent-style-name="Standard" style:list-style-name="L4">
      <style:text-properties officeooo:rsid="0047e134" officeooo:paragraph-rsid="0047e134"/>
    </style:style>
    <style:style style:name="P28" style:family="paragraph" style:parent-style-name="Standard" style:list-style-name="L4">
      <style:text-properties officeooo:rsid="00490765" officeooo:paragraph-rsid="00490765"/>
    </style:style>
    <style:style style:name="P29" style:family="paragraph" style:parent-style-name="Standard" style:list-style-name="L4">
      <style:text-properties officeooo:rsid="004a5e6d" officeooo:paragraph-rsid="004a5e6d"/>
    </style:style>
    <style:style style:name="P30" style:family="paragraph" style:parent-style-name="Standard">
      <style:paragraph-properties fo:break-before="page"/>
      <style:text-properties officeooo:rsid="001e184d" officeooo:paragraph-rsid="001e184d"/>
    </style:style>
    <style:style style:name="P31" style:family="paragraph" style:parent-style-name="Table_20_Contents">
      <style:text-properties officeooo:rsid="00265ec8" officeooo:paragraph-rsid="00265ec8"/>
    </style:style>
    <style:style style:name="P32" style:family="paragraph" style:parent-style-name="Table_20_Contents">
      <style:text-properties officeooo:rsid="00299b99" officeooo:paragraph-rsid="00299b99"/>
    </style:style>
    <style:style style:name="P33" style:family="paragraph" style:parent-style-name="Table_20_Contents">
      <style:text-properties officeooo:rsid="002a34f8" officeooo:paragraph-rsid="002a34f8"/>
    </style:style>
    <style:style style:name="T1" style:family="text">
      <style:text-properties officeooo:rsid="001c3fb4"/>
    </style:style>
    <style:style style:name="T2" style:family="text">
      <style:text-properties officeooo:rsid="0014c5c4"/>
    </style:style>
    <style:style style:name="T3" style:family="text">
      <style:text-properties officeooo:rsid="001e7879"/>
    </style:style>
    <style:style style:name="T4" style:family="text">
      <style:text-properties fo:background-color="#ffff00" loext:char-shading-value="0"/>
    </style:style>
    <style:style style:name="T5" style:family="text">
      <style:text-properties officeooo:rsid="002a5640"/>
    </style:style>
    <style:style style:name="T6" style:family="text">
      <style:text-properties officeooo:rsid="002dc087"/>
    </style:style>
    <style:style style:name="T7" style:family="text">
      <style:text-properties officeooo:rsid="00361588"/>
    </style:style>
    <style:style style:name="T8" style:family="text">
      <style:text-properties officeooo:rsid="00392a2b"/>
    </style:style>
    <style:style style:name="T9" style:family="text">
      <style:text-properties officeooo:rsid="003c42cf"/>
    </style:style>
    <style:style style:name="T10" style:family="text">
      <style:text-properties officeooo:rsid="00403f6b"/>
    </style:style>
    <style:style style:name="T11" style:family="text">
      <style:text-properties officeooo:rsid="0041dd0d"/>
    </style:style>
    <style:style style:name="T12" style:family="text">
      <style:text-properties officeooo:rsid="004866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text:p>
      <text:p text:style-name="P1"><text:a xlink:type="simple" xlink:href="https://ieeexplore-ieee-org.proxy.library.umkc.edu/stamp/stamp.jsp?tp=&amp;arnumber=8354415&amp;tag=1" text:style-name="Internet_20_link" text:visited-style-name="Visited_20_Internet_20_Link">https://ieeexplore-ieee-org.proxy.library.umkc.edu/stamp/stamp.jsp?tp=&amp;arnumber=8354415&amp;tag=1</text:a></text:p>
      <text:p text:style-name="P1"/>
      <text:p text:style-name="P8">Conway’s Law:</text:p>
      <text:p text:style-name="P8"><text:a xlink:type="simple" xlink:href="https://en.wikipedia.org/wiki/Conway's_law" text:style-name="Internet_20_link" text:visited-style-name="Visited_20_Internet_20_Link">https://en.wikipedia.org/wiki/Conway's_law</text:a> </text:p>
      <text:p text:style-name="P1"/>
      <text:p text:style-name="P2">Quotes from article:</text:p>
      <table:table table:name="Table1" table:style-name="Table1">
        <table:table-column table:style-name="Table1.A"/>
        <table:table-row>
          <table:table-cell table:style-name="Table1.A1" office:value-type="string">
            <text:p text:style-name="Table_20_Contents">This experience report of a real-world case study from the banking domain demonstrates how reimplementing a monolithic architecture into microservices improves scalability. The case study is based on Danske Bank’s FX Core currency conversion system.</text:p>
          </table:table-cell>
        </table:table-row>
        <table:table-row>
          <table:table-cell table:style-name="Table1.A2" office:value-type="string">
            <text:p text:style-name="Table_20_Contents">In monolithic architectures, the modularization abstractions rely on the sharing of resources of the same machine (memory, databases, or files), and the <text:span text:style-name="T4">components are therefore not independently executable</text:span>. <text:s/>A notable problem of monoliths involves scalability and, in general, all the aspects related to change.5 </text:p>
            <text:p text:style-name="Table_20_Contents"/>
            <text:p text:style-name="Table_20_Contents">In the microservice paradigm, a system is structured by composing small independent building blocks, each with a dedicated persistence tool and communicating exclusively via message passing. In this kind of organization, the complexity is moved to the level of coordination of services.</text:p>
            <text:p text:style-name="Table_20_Contents"/>
            <text:p text:style-name="Table_20_Contents">Each microservice is expected to implement a single business capability—in fact, a very limited system functionality</text:p>
            <text:p text:style-name="Table_20_Contents"/>
            <text:p text:style-name="P31">In common practice, it <text:s/>is also expected that a single service <text:s/>can <text:s/>be <text:s/>developed <text:s/>and <text:s/>managed <text:s/>by <text:s/></text:p>
            <text:p text:style-name="P31">a <text:s/>single <text:s/>team.</text:p>
            <text:p text:style-name="Table_20_Contents"/>
            <text:p text:style-name="P3">[…]</text:p>
            <text:p text:style-name="P3"/>
            <text:p text:style-name="P3">Since each microservice represents a single business capability, which is delivered and updated independently, discovering bugs or adding minor improvements does not have any impact on other services and on their releases. </text:p>
          </table:table-cell>
        </table:table-row>
        <table:table-row>
          <table:table-cell table:style-name="Table1.A2" office:value-type="string">
            <text:p text:style-name="Table_20_Contents">In SOA, services are not required to be selfcontained, with data, a user interface, and their own persistence tools—e.g., a database.</text:p>
            <text:p text:style-name="Table_20_Contents"/>
            <text:p text:style-name="Table_20_Contents">SOA does not focus on independent deployment units and related consequences</text:p>
          </table:table-cell>
        </table:table-row>
        <table:table-row>
          <table:table-cell table:style-name="Table1.A2" office:value-type="string">
            <text:p text:style-name="P32">CONWAY’S LAW:</text:p>
            <text:p text:style-name="P32">"organizations which design systems ... are constrained to produce designs which are copies of the communication <text:a xlink:type="simple" xlink:href="https://en.wikipedia.org/wiki/Organizational_structure" text:style-name="Internet_20_link" text:visited-style-name="Visited_20_Internet_20_Link">structures</text:a> of these organizations."</text:p>
            <text:p text:style-name="P33"><text:span text:style-name="T5">From </text:span><text:a xlink:type="simple" xlink:href="https://en.wikipedia.org/wiki/Conway's_law" text:style-name="Internet_20_link" text:visited-style-name="Visited_20_Internet_20_Link">https://en.wikipedia.org/wiki/Conway's_law</text:a> </text:p>
          </table:table-cell>
        </table:table-row>
      </table:table>
      <text:p text:style-name="P2"/>
      <text:p text:style-name="P5"/>
      <text:p text:style-name="P30">Random notes:</text:p>
      <text:list xml:id="list2052742331377355740" text:style-name="L1">
        <text:list-item>
          <text:p text:style-name="P4">Many businesses / institutions avoid upgrading technology due to the upgrade cost. <text:span text:style-name="T3">i.e., using COBOL (DST?) and old operating systems…</text:span></text:p>
        </text:list-item>
        <text:list-item>
          <text:p text:style-name="P6">What is Conway’s Law?</text:p>
        </text:list-item>
        <text:list-item>
          <text:p text:style-name="P9">The article states <text:span text:style-name="T6">as fact</text:span> that by using microservices (each team on one service), the business itself will be improved, communication will be more efficient, for the whole organization.</text:p>
        </text:list-item>
      </text:list>
      <text:p text:style-name="P10"/>
      <text:p text:style-name="P11">Improvements listed:</text:p>
      <text:list xml:id="list7290498999542783570" text:style-name="L2">
        <text:list-item>
          <text:p text:style-name="P12">Containerization</text:p>
        </text:list-item>
        <text:list-item>
          <text:p text:style-name="P13">Automation</text:p>
        </text:list-item>
        <text:list-item>
          <text:p text:style-name="P14">Orchestration – restarting failed services, <text:span text:style-name="T7">(“Due to using message-based choreography, the services do not call each other directly, thus resulting in very low coupling and no interfaces to violate.”)</text:span></text:p>
        </text:list-item>
        <text:list-item>
          <text:p text:style-name="P15">Removing direct queries to the database. (“This allows the team to develop open APIs for clients and traders in the bank to use, thus eliminating direct database queries and the like.”)</text:p>
        </text:list-item>
        <text:list-item>
          <text:p text:style-name="P21">Not dependent on a single language or technology. <text:span text:style-name="T9">(“The team is no longer dependent on the .NET platform or MS SQL databases and can implement the services in whatever language it likes.”)</text:span></text:p>
        </text:list-item>
        <text:list-item>
          <text:p text:style-name="P22">Centralized logging</text:p>
        </text:list-item>
        <text:list-item>
          <text:p text:style-name="P23"><text:span text:style-name="T10">Centralized m</text:span>onitoring <text:span text:style-name="T11">(“Centralizing and aggregating both logs and monitoring gives the team a complete system status overview, allowing it to act proactively on suspicious and faulty behavior.”)</text:span></text:p>
        </text:list-item>
      </text:list>
      <text:p text:style-name="P16"/>
      <text:p text:style-name="P24">Problems to solve…</text:p>
      <text:list xml:id="list2049086618149283665" text:style-name="L4">
        <text:list-item>
          <text:p text:style-name="P26">Things weren’t applicable in a monolithic system:</text:p>
          <text:list>
            <text:list-item>
              <text:p text:style-name="P28">Scalability</text:p>
            </text:list-item>
            <text:list-item>
              <text:p text:style-name="P28">Loose coupling design</text:p>
            </text:list-item>
            <text:list-item>
              <text:p text:style-name="P28">High coherence</text:p>
            </text:list-item>
          </text:list>
        </text:list-item>
        <text:list-item>
          <text:p text:style-name="P29">Increased importance:</text:p>
          <text:list>
            <text:list-item>
              <text:p text:style-name="P26">Fault-tolerance</text:p>
            </text:list-item>
            <text:list-item>
              <text:p text:style-name="P26">Concurrency handling (maybe mention multithreading)</text:p>
            </text:list-item>
            <text:list-item>
              <text:p text:style-name="P27">Monitoring</text:p>
            </text:list-item>
          </text:list>
        </text:list-item>
      </text:list>
      <text:p text:style-name="P16"/>
      <text:p text:style-name="P17">Presentation notes…</text:p>
      <text:list xml:id="list7704004355777804996" text:style-name="L3">
        <text:list-item>
          <text:p text:style-name="P18">Monolithic, vs. SoA, vs. Microservices</text:p>
        </text:list-item>
        <text:list-item>
          <text:p text:style-name="P18">What is a Messaging Queue</text:p>
        </text:list-item>
        <text:list-item>
          <text:p text:style-name="P19">REST, <text:span text:style-name="T8">what is REST?</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c3fb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 5551 Journal Notes</text:span><text:tab/><text:tab/><text:span text:style-name="MT2">Page </text:span><text:span text:style-name="MT2"><text:page-number text:select-page="current">1</text:page-number></text:span><text:span text:style-name="MT2"> of </text:span><text:span text:style-name="MT2"><text:page-count>2</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3:54:33.303737877</meta:creation-date>
    <meta:editing-duration>PT29M54S</meta:editing-duration>
    <meta:editing-cycles>47</meta:editing-cycles>
    <meta:generator>LibreOffice/5.1.6.2$Linux_X86_64 LibreOffice_project/10m0$Build-2</meta:generator>
    <dc:title>header</dc:title>
    <dc:date>2018-09-15T09:39:00.229983319</dc:date>
    <meta:document-statistic meta:table-count="1" meta:image-count="0" meta:object-count="0" meta:page-count="2" meta:paragraph-count="44" meta:word-count="505" meta:character-count="3457" meta:non-whitespace-character-count="3001"/>
    <meta:template xlink:type="simple" xlink:actuate="onRequest" xlink:title="header" xlink:href="../../../../.config/libreoffice/4/user/template/header.ott" meta:date="2018-09-12T13:54:31.689852476"/>
  </office:meta>
</office:document-meta>
</file>